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officeooo:rsid="001ea9e7" officeooo:paragraph-rsid="001ea9e7" style:font-size-asian="20pt" style:font-weight-asian="normal" style:font-size-complex="20pt" style:font-weight-complex="normal"/>
    </style:style>
    <style:style style:name="P2" style:family="paragraph" style:parent-style-name="Standard">
      <style:paragraph-properties fo:text-align="justify" style:justify-single-word="false"/>
      <style:text-properties fo:font-size="12pt" fo:font-weight="normal" officeooo:rsid="001ea9e7" officeooo:paragraph-rsid="001ea9e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ee14d" officeooo:paragraph-rsid="001ee14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70212" officeooo:paragraph-rsid="0027021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d2d26" officeooo:paragraph-rsid="002d2d26"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normal" officeooo:rsid="00270212" officeooo:paragraph-rsid="0027021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rfc-language-tag="sr-Latn" fo:language="sr" fo:script="Latn" style:text-underline-style="none" fo:font-weight="normal" officeooo:rsid="002d2d26" officeooo:paragraph-rsid="002d2d2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rfc-language-tag="sr-Latn" fo:language="sr" fo:script="Latn" fo:font-weight="normal" officeooo:rsid="0022c795" officeooo:paragraph-rsid="001ee1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rfc-language-tag="sr-Latn" fo:language="sr" fo:script="Latn" fo:font-weight="normal" officeooo:rsid="00257805" officeooo:paragraph-rsid="001ee14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bold" officeooo:rsid="003650f9" officeooo:paragraph-rsid="003650f9"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style:text-underline-style="none" fo:font-weight="bold" officeooo:rsid="0039b586" officeooo:paragraph-rsid="0039b586"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style:text-underline-style="none" fo:font-weight="bold" officeooo:rsid="003af7e4" officeooo:paragraph-rsid="003af7e4"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bold" officeooo:rsid="00436b67" officeooo:paragraph-rsid="00436b67"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2pt" fo:font-style="normal" style:text-underline-style="none" fo:font-weight="bold" officeooo:rsid="004ad825" officeooo:paragraph-rsid="004ad825"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style:text-underline-style="none" fo:font-weight="bold" officeooo:rsid="004c6ef2" officeooo:paragraph-rsid="004c6ef2"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style:text-underline-style="none" fo:font-weight="bold" officeooo:rsid="004eba42" officeooo:paragraph-rsid="004eba42"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style:text-underline-style="none" fo:font-weight="bold" officeooo:rsid="00515b73" officeooo:paragraph-rsid="00515b73"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none" fo:font-weight="bold" officeooo:rsid="005a48b2" officeooo:paragraph-rsid="005a48b2"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size="12pt" fo:font-style="normal" style:text-underline-style="none" fo:font-weight="bold" officeooo:rsid="005b4050" officeooo:paragraph-rsid="005b4050"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fo:font-size="12pt" fo:font-style="normal" style:text-underline-style="none" fo:font-weight="bold" officeooo:rsid="005e91a8" officeooo:paragraph-rsid="005e91a8" style:font-size-asian="12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fo:font-size="12pt" fo:font-style="normal" style:text-underline-style="none" fo:font-weight="bold" officeooo:rsid="00623ca3" officeooo:paragraph-rsid="009ff14e"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style:text-underline-style="none" fo:font-weight="bold" officeooo:rsid="0067ad0b" officeooo:paragraph-rsid="00a0e298"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style:text-underline-style="none" fo:font-weight="normal" officeooo:rsid="0034fee9" officeooo:paragraph-rsid="0034fee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751047" officeooo:paragraph-rsid="0075104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46d15c" officeooo:paragraph-rsid="00436b67"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normal" officeooo:rsid="006c9525" officeooo:paragraph-rsid="006c952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normal" officeooo:rsid="002bdbb5" officeooo:paragraph-rsid="0027021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normal" officeooo:rsid="002d2d26" officeooo:paragraph-rsid="002d2d2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34fee9" officeooo:paragraph-rsid="0034fee9"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2d2d26" officeooo:paragraph-rsid="002d2d26"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4c6ef2" officeooo:paragraph-rsid="004c6ef2"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6c9525" officeooo:paragraph-rsid="006c9525"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73200c" officeooo:paragraph-rsid="0073200c"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751047" officeooo:paragraph-rsid="00751047"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font-style="italic" style:text-underline-style="none" fo:font-weight="normal" officeooo:rsid="004a6767" officeooo:paragraph-rsid="00436b67"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italic" style:text-underline-style="none" fo:font-weight="normal" officeooo:rsid="004c6ef2" officeooo:paragraph-rsid="004c6ef2"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font-size="12pt" fo:font-style="italic" style:text-underline-style="none" fo:font-weight="normal" officeooo:rsid="005a48b2" officeooo:paragraph-rsid="004c6ef2"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4fee9" officeooo:paragraph-rsid="0034fee9" style:font-size-asian="10.5pt" style:font-style-asian="normal" style:font-weight-asian="normal" style:font-size-complex="12pt" style:font-style-complex="normal" style:font-weight-complex="normal"/>
    </style:style>
    <style:style style:name="P39" style:family="paragraph" style:parent-style-name="Standard">
      <style:text-properties style:text-underline-style="solid" style:text-underline-width="auto" style:text-underline-color="font-color" fo:font-weight="bold" officeooo:rsid="0073bfe3" officeooo:paragraph-rsid="0073bfe3" style:font-weight-asian="bold" style:font-weight-complex="bold"/>
    </style:style>
    <style:style style:name="P40" style:family="paragraph" style:parent-style-name="Standard">
      <style:paragraph-properties fo:text-align="justify" style:justify-single-word="false"/>
      <style:text-properties fo:font-size="12pt" fo:font-style="normal" style:text-underline-style="none" fo:font-weight="normal" officeooo:rsid="0073200c" officeooo:paragraph-rsid="00d0e20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73200c" officeooo:paragraph-rsid="00d18621" style:font-size-asian="12pt" style:font-style-asian="normal" style:font-weight-asian="normal" style:font-size-complex="12pt" style:font-style-complex="normal" style:font-weight-complex="normal"/>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f0809"/>
    </style:style>
    <style:style style:name="T2" style:family="text">
      <style:text-properties officeooo:rsid="00201378"/>
    </style:style>
    <style:style style:name="T3" style:family="text">
      <style:text-properties officeooo:rsid="002156f8"/>
    </style:style>
    <style:style style:name="T4" style:family="text">
      <style:text-properties officeooo:rsid="0022c795"/>
    </style:style>
    <style:style style:name="T5" style:family="text">
      <style:text-properties style:rfc-language-tag="sr-Latn" fo:language="sr" fo:script="Latn"/>
    </style:style>
    <style:style style:name="T6" style:family="text">
      <style:text-properties style:rfc-language-tag="sr-Latn" fo:language="sr" fo:script="Latn" officeooo:rsid="0022c795"/>
    </style:style>
    <style:style style:name="T7" style:family="text">
      <style:text-properties style:rfc-language-tag="sr-Latn" fo:language="sr" fo:script="Latn" officeooo:rsid="0023c70a"/>
    </style:style>
    <style:style style:name="T8" style:family="text">
      <style:text-properties style:rfc-language-tag="sr-Latn" fo:language="sr" fo:script="Latn" officeooo:rsid="0023fe06"/>
    </style:style>
    <style:style style:name="T9" style:family="text">
      <style:text-properties style:rfc-language-tag="sr-Latn" fo:language="sr" fo:script="Latn" officeooo:rsid="00257805"/>
    </style:style>
    <style:style style:name="T10" style:family="text">
      <style:text-properties style:rfc-language-tag="sr-Latn" fo:language="sr" fo:script="Latn" officeooo:rsid="008966fe"/>
    </style:style>
    <style:style style:name="T11" style:family="text">
      <style:text-properties style:rfc-language-tag="sr-Latn" fo:language="sr" fo:script="Latn" officeooo:rsid="0089930b"/>
    </style:style>
    <style:style style:name="T12" style:family="text">
      <style:text-properties fo:font-weight="normal" style:font-weight-asian="normal" style:font-weight-complex="normal"/>
    </style:style>
    <style:style style:name="T13" style:family="text">
      <style:text-properties fo:font-weight="normal" officeooo:rsid="0037cc91" style:font-weight-asian="normal" style:font-weight-complex="normal"/>
    </style:style>
    <style:style style:name="T14" style:family="text">
      <style:text-properties fo:font-weight="normal" officeooo:rsid="00381674" style:font-weight-asian="normal" style:font-weight-complex="normal"/>
    </style:style>
    <style:style style:name="T15" style:family="text">
      <style:text-properties fo:font-weight="normal" officeooo:rsid="003b752f" style:font-weight-asian="normal" style:font-weight-complex="normal"/>
    </style:style>
    <style:style style:name="T16" style:family="text">
      <style:text-properties fo:font-weight="normal" officeooo:rsid="00413870" style:font-weight-asian="normal" style:font-weight-complex="normal"/>
    </style:style>
    <style:style style:name="T17" style:family="text">
      <style:text-properties fo:font-weight="normal" officeooo:rsid="004315f9" style:font-weight-asian="normal" style:font-weight-complex="normal"/>
    </style:style>
    <style:style style:name="T18" style:family="text">
      <style:text-properties fo:font-weight="normal" officeooo:rsid="0043279f" style:font-weight-asian="normal" style:font-weight-complex="normal"/>
    </style:style>
    <style:style style:name="T19" style:family="text">
      <style:text-properties fo:font-weight="normal" officeooo:rsid="00436b67" style:font-weight-asian="normal" style:font-weight-complex="normal"/>
    </style:style>
    <style:style style:name="T20" style:family="text">
      <style:text-properties fo:font-weight="normal" officeooo:rsid="00453420" style:font-weight-asian="normal" style:font-weight-complex="normal"/>
    </style:style>
    <style:style style:name="T21" style:family="text">
      <style:text-properties fo:font-weight="normal" officeooo:rsid="0046d15c" style:font-weight-asian="normal" style:font-weight-complex="normal"/>
    </style:style>
    <style:style style:name="T22" style:family="text">
      <style:text-properties fo:font-weight="normal" officeooo:rsid="0048bc9c" style:font-weight-asian="normal" style:font-weight-complex="normal"/>
    </style:style>
    <style:style style:name="T23" style:family="text">
      <style:text-properties fo:font-weight="normal" officeooo:rsid="004a6767" style:font-weight-asian="normal" style:font-weight-complex="normal"/>
    </style:style>
    <style:style style:name="T24" style:family="text">
      <style:text-properties fo:font-weight="normal" officeooo:rsid="004cdbd7" style:font-weight-asian="normal" style:font-weight-complex="normal"/>
    </style:style>
    <style:style style:name="T25" style:family="text">
      <style:text-properties fo:font-weight="normal" officeooo:rsid="004f9e76" style:font-weight-asian="normal" style:font-weight-complex="normal"/>
    </style:style>
    <style:style style:name="T26" style:family="text">
      <style:text-properties fo:font-weight="normal" officeooo:rsid="0052f2c8" style:font-weight-asian="normal" style:font-weight-complex="normal"/>
    </style:style>
    <style:style style:name="T27" style:family="text">
      <style:text-properties fo:font-weight="normal" officeooo:rsid="00546b8b" style:font-weight-asian="normal" style:font-weight-complex="normal"/>
    </style:style>
    <style:style style:name="T28" style:family="text">
      <style:text-properties fo:font-weight="normal" officeooo:rsid="0056c606" style:font-weight-asian="normal" style:font-weight-complex="normal"/>
    </style:style>
    <style:style style:name="T29" style:family="text">
      <style:text-properties fo:font-weight="normal" officeooo:rsid="005816ad" style:font-weight-asian="normal" style:font-weight-complex="normal"/>
    </style:style>
    <style:style style:name="T30" style:family="text">
      <style:text-properties fo:font-weight="normal" officeooo:rsid="0058af30" style:font-weight-asian="normal" style:font-weight-complex="normal"/>
    </style:style>
    <style:style style:name="T31" style:family="text">
      <style:text-properties fo:font-weight="normal" officeooo:rsid="005a48b2" style:font-weight-asian="normal" style:font-weight-complex="normal"/>
    </style:style>
    <style:style style:name="T32" style:family="text">
      <style:text-properties fo:font-weight="normal" officeooo:rsid="005b1834" style:font-weight-asian="normal" style:font-weight-complex="normal"/>
    </style:style>
    <style:style style:name="T33" style:family="text">
      <style:text-properties fo:font-weight="normal" officeooo:rsid="00686039" style:font-weight-asian="normal" style:font-weight-complex="normal"/>
    </style:style>
    <style:style style:name="T34" style:family="text">
      <style:text-properties fo:font-weight="normal" officeooo:rsid="00743cdf" style:font-weight-asian="normal" style:font-weight-complex="normal"/>
    </style:style>
    <style:style style:name="T35" style:family="text">
      <style:text-properties fo:font-weight="normal" officeooo:rsid="00777871" style:font-weight-asian="normal" style:font-weight-complex="normal"/>
    </style:style>
    <style:style style:name="T36" style:family="text">
      <style:text-properties fo:font-weight="normal" officeooo:rsid="0077f2b3" style:font-weight-asian="normal" style:font-weight-complex="normal"/>
    </style:style>
    <style:style style:name="T37" style:family="text">
      <style:text-properties fo:font-weight="normal" officeooo:rsid="007b2c8a" style:font-weight-asian="normal" style:font-weight-complex="normal"/>
    </style:style>
    <style:style style:name="T38" style:family="text">
      <style:text-properties fo:font-weight="normal" officeooo:rsid="00908e29" style:font-weight-asian="normal" style:font-weight-complex="normal"/>
    </style:style>
    <style:style style:name="T39" style:family="text">
      <style:text-properties fo:font-weight="normal" officeooo:rsid="0092d4b0" style:font-weight-asian="normal" style:font-weight-complex="normal"/>
    </style:style>
    <style:style style:name="T40" style:family="text">
      <style:text-properties fo:font-weight="normal" officeooo:rsid="0093ea66" style:font-weight-asian="normal" style:font-weight-complex="normal"/>
    </style:style>
    <style:style style:name="T41" style:family="text">
      <style:text-properties fo:font-weight="normal" officeooo:rsid="0093edf5" style:font-weight-asian="normal" style:font-weight-complex="normal"/>
    </style:style>
    <style:style style:name="T42" style:family="text">
      <style:text-properties fo:font-weight="normal" officeooo:rsid="009739ab" style:font-weight-asian="normal" style:font-weight-complex="normal"/>
    </style:style>
    <style:style style:name="T43" style:family="text">
      <style:text-properties fo:font-weight="normal" officeooo:rsid="0097973d" style:font-weight-asian="normal" style:font-weight-complex="normal"/>
    </style:style>
    <style:style style:name="T44" style:family="text">
      <style:text-properties fo:font-weight="normal" officeooo:rsid="00994323" style:font-weight-asian="normal" style:font-weight-complex="normal"/>
    </style:style>
    <style:style style:name="T45" style:family="text">
      <style:text-properties fo:font-weight="normal" officeooo:rsid="009b7ee4" style:font-weight-asian="normal" style:font-weight-complex="normal"/>
    </style:style>
    <style:style style:name="T46" style:family="text">
      <style:text-properties fo:font-weight="normal" officeooo:rsid="009c72ba" style:font-weight-asian="normal" style:font-weight-complex="normal"/>
    </style:style>
    <style:style style:name="T47" style:family="text">
      <style:text-properties fo:font-weight="normal" officeooo:rsid="009d5db4" style:font-weight-asian="normal" style:font-weight-complex="normal"/>
    </style:style>
    <style:style style:name="T48" style:family="text">
      <style:text-properties fo:font-weight="normal" officeooo:rsid="009ee878" style:font-weight-asian="normal" style:font-weight-complex="normal"/>
    </style:style>
    <style:style style:name="T49" style:family="text">
      <style:text-properties fo:font-weight="normal" officeooo:rsid="009ff14e" style:font-weight-asian="normal" style:font-weight-complex="normal"/>
    </style:style>
    <style:style style:name="T50" style:family="text">
      <style:text-properties fo:font-weight="normal" officeooo:rsid="00a0e298" style:font-weight-asian="normal" style:font-weight-complex="normal"/>
    </style:style>
    <style:style style:name="T51" style:family="text">
      <style:text-properties fo:font-weight="normal" officeooo:rsid="00c8e305" style:font-weight-asian="normal" style:font-weight-complex="normal"/>
    </style:style>
    <style:style style:name="T52" style:family="text">
      <style:text-properties fo:font-weight="normal" officeooo:rsid="00cab3bd" style:font-weight-asian="normal" style:font-weight-complex="normal"/>
    </style:style>
    <style:style style:name="T53" style:family="text">
      <style:text-properties fo:font-weight="normal" officeooo:rsid="00cc589b" style:font-weight-asian="normal" style:font-weight-complex="normal"/>
    </style:style>
    <style:style style:name="T54" style:family="text">
      <style:text-properties fo:font-weight="normal" officeooo:rsid="00cc8225" style:font-weight-asian="normal" style:font-weight-complex="normal"/>
    </style:style>
    <style:style style:name="T55" style:family="text">
      <style:text-properties fo:font-weight="normal" officeooo:rsid="00ccba84" style:font-weight-asian="normal" style:font-weight-complex="normal"/>
    </style:style>
    <style:style style:name="T56" style:family="text">
      <style:text-properties fo:font-weight="normal" officeooo:rsid="00cd9392" style:font-weight-asian="normal" style:font-weight-complex="normal"/>
    </style:style>
    <style:style style:name="T57" style:family="text">
      <style:text-properties fo:font-weight="normal" officeooo:rsid="00cf5aa7" style:font-weight-asian="normal" style:font-weight-complex="normal"/>
    </style:style>
    <style:style style:name="T58" style:family="text">
      <style:text-properties officeooo:rsid="002835bc"/>
    </style:style>
    <style:style style:name="T59" style:family="text">
      <style:text-properties officeooo:rsid="0029e5a2"/>
    </style:style>
    <style:style style:name="T60" style:family="text">
      <style:text-properties fo:font-style="italic" style:font-style-asian="italic" style:font-style-complex="italic"/>
    </style:style>
    <style:style style:name="T61" style:family="text">
      <style:text-properties fo:font-style="italic" officeooo:rsid="0029e5a2" style:font-style-asian="italic" style:font-style-complex="italic"/>
    </style:style>
    <style:style style:name="T62" style:family="text">
      <style:text-properties fo:font-style="italic" officeooo:rsid="007033ce" style:font-style-asian="italic" style:font-style-complex="italic"/>
    </style:style>
    <style:style style:name="T63" style:family="text">
      <style:text-properties fo:font-style="italic" officeooo:rsid="00b0cb43" style:font-style-asian="italic" style:font-style-complex="italic"/>
    </style:style>
    <style:style style:name="T64" style:family="text">
      <style:text-properties fo:font-style="italic" officeooo:rsid="00b43ced" style:font-style-asian="italic" style:font-style-complex="italic"/>
    </style:style>
    <style:style style:name="T65" style:family="text">
      <style:text-properties fo:font-style="italic" officeooo:rsid="007e2ece" style:font-style-asian="italic" style:font-style-complex="italic"/>
    </style:style>
    <style:style style:name="T66" style:family="text">
      <style:text-properties fo:font-style="italic" officeooo:rsid="00bb8b8e" style:font-style-asian="italic" style:font-style-complex="italic"/>
    </style:style>
    <style:style style:name="T67" style:family="text">
      <style:text-properties fo:font-style="italic" officeooo:rsid="00bbef33" style:font-style-asian="italic" style:font-style-complex="italic"/>
    </style:style>
    <style:style style:name="T68" style:family="text">
      <style:text-properties fo:font-style="italic" officeooo:rsid="00bd4c82" style:font-style-asian="italic" style:font-style-complex="italic"/>
    </style:style>
    <style:style style:name="T69" style:family="text">
      <style:text-properties fo:font-style="italic" officeooo:rsid="00bef2c1" style:font-style-asian="italic" style:font-style-complex="italic"/>
    </style:style>
    <style:style style:name="T70" style:family="text">
      <style:text-properties fo:font-style="italic" officeooo:rsid="00bf8765" style:font-style-asian="italic" style:font-style-complex="italic"/>
    </style:style>
    <style:style style:name="T71" style:family="text">
      <style:text-properties fo:font-style="italic" officeooo:rsid="00d382a0"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3af7e4" style:font-style-asian="italic" style:font-weight-asian="normal" style:font-style-complex="italic" style:font-weight-complex="normal"/>
    </style:style>
    <style:style style:name="T74" style:family="text">
      <style:text-properties fo:font-style="italic" fo:font-weight="normal" officeooo:rsid="004a6767" style:font-style-asian="italic" style:font-weight-asian="normal" style:font-style-complex="italic" style:font-weight-complex="normal"/>
    </style:style>
    <style:style style:name="T75" style:family="text">
      <style:text-properties fo:font-style="italic" fo:font-weight="normal" officeooo:rsid="004f9e76" style:font-style-asian="italic" style:font-weight-asian="normal" style:font-style-complex="italic" style:font-weight-complex="normal"/>
    </style:style>
    <style:style style:name="T76" style:family="text">
      <style:text-properties fo:font-style="italic" fo:font-weight="normal" officeooo:rsid="005a48b2" style:font-style-asian="italic" style:font-weight-asian="normal" style:font-style-complex="italic" style:font-weight-complex="normal"/>
    </style:style>
    <style:style style:name="T77" style:family="text">
      <style:text-properties fo:font-style="italic" fo:font-weight="normal" officeooo:rsid="005db301" style:font-style-asian="italic" style:font-weight-asian="normal" style:font-style-complex="italic" style:font-weight-complex="normal"/>
    </style:style>
    <style:style style:name="T78" style:family="text">
      <style:text-properties fo:font-style="italic" fo:font-weight="normal" officeooo:rsid="0060628d" style:font-style-asian="italic" style:font-weight-asian="normal" style:font-style-complex="italic" style:font-weight-complex="normal"/>
    </style:style>
    <style:style style:name="T79" style:family="text">
      <style:text-properties fo:font-style="italic" fo:font-weight="normal" officeooo:rsid="00743cdf" style:font-style-asian="italic" style:font-weight-asian="normal" style:font-style-complex="italic" style:font-weight-complex="normal"/>
    </style:style>
    <style:style style:name="T80" style:family="text">
      <style:text-properties fo:font-style="italic" fo:font-weight="normal" officeooo:rsid="0087692f" style:font-style-asian="italic" style:font-weight-asian="normal" style:font-style-complex="italic" style:font-weight-complex="normal"/>
    </style:style>
    <style:style style:name="T81" style:family="text">
      <style:text-properties fo:font-style="italic" fo:font-weight="normal" officeooo:rsid="00908e29" style:font-style-asian="italic" style:font-weight-asian="normal" style:font-style-complex="italic" style:font-weight-complex="normal"/>
    </style:style>
    <style:style style:name="T82" style:family="text">
      <style:text-properties fo:font-style="italic" fo:font-weight="normal" officeooo:rsid="0093edf5" style:font-style-asian="italic" style:font-weight-asian="normal" style:font-style-complex="italic" style:font-weight-complex="normal"/>
    </style:style>
    <style:style style:name="T83" style:family="text">
      <style:text-properties fo:font-style="italic" fo:font-weight="normal" officeooo:rsid="00951f54" style:font-style-asian="italic" style:font-weight-asian="normal" style:font-style-complex="italic" style:font-weight-complex="normal"/>
    </style:style>
    <style:style style:name="T84" style:family="text">
      <style:text-properties fo:font-style="italic" fo:font-weight="normal" officeooo:rsid="0097973d" style:font-style-asian="italic" style:font-weight-asian="normal" style:font-style-complex="italic" style:font-weight-complex="normal"/>
    </style:style>
    <style:style style:name="T85" style:family="text">
      <style:text-properties fo:font-style="italic" fo:font-weight="normal" officeooo:rsid="00994323" style:font-style-asian="italic" style:font-weight-asian="normal" style:font-style-complex="italic" style:font-weight-complex="normal"/>
    </style:style>
    <style:style style:name="T86" style:family="text">
      <style:text-properties fo:font-style="italic" fo:font-weight="normal" officeooo:rsid="009aa2ce" style:font-style-asian="italic" style:font-weight-asian="normal" style:font-style-complex="italic" style:font-weight-complex="normal"/>
    </style:style>
    <style:style style:name="T87" style:family="text">
      <style:text-properties fo:font-style="italic" fo:font-weight="normal" officeooo:rsid="009d983c" style:font-style-asian="italic" style:font-weight-asian="normal" style:font-style-complex="italic" style:font-weight-complex="normal"/>
    </style:style>
    <style:style style:name="T88" style:family="text">
      <style:text-properties fo:font-style="italic" fo:font-weight="normal" officeooo:rsid="009ee878" style:font-style-asian="italic" style:font-weight-asian="normal" style:font-style-complex="italic" style:font-weight-complex="normal"/>
    </style:style>
    <style:style style:name="T89" style:family="text">
      <style:text-properties fo:font-style="italic" fo:font-weight="normal" officeooo:rsid="009ff14e" style:font-style-asian="italic" style:font-weight-asian="normal" style:font-style-complex="italic" style:font-weight-complex="normal"/>
    </style:style>
    <style:style style:name="T90" style:family="text">
      <style:text-properties fo:font-style="italic" fo:font-weight="normal" officeooo:rsid="00a0e298" style:font-style-asian="italic" style:font-weight-asian="normal" style:font-style-complex="italic" style:font-weight-complex="normal"/>
    </style:style>
    <style:style style:name="T91" style:family="text">
      <style:text-properties fo:font-style="italic" fo:font-weight="normal" officeooo:rsid="00ccba84" style:font-style-asian="italic" style:font-weight-asian="normal" style:font-style-complex="italic" style:font-weight-complex="normal"/>
    </style:style>
    <style:style style:name="T92" style:family="text">
      <style:text-properties fo:font-style="italic" fo:font-weight="normal" officeooo:rsid="00cf5aa7" style:font-style-asian="italic" style:font-weight-asian="normal" style:font-style-complex="italic" style:font-weight-complex="normal"/>
    </style:style>
    <style:style style:name="T93" style:family="text">
      <style:text-properties fo:font-style="normal" style:font-style-asian="normal" style:font-style-complex="normal"/>
    </style:style>
    <style:style style:name="T94" style:family="text">
      <style:text-properties fo:font-style="normal" officeooo:rsid="0029e5a2" style:font-style-asian="normal" style:font-style-complex="normal"/>
    </style:style>
    <style:style style:name="T95" style:family="text">
      <style:text-properties fo:font-style="normal" officeooo:rsid="002a68d6" style:font-style-asian="normal" style:font-style-complex="normal"/>
    </style:style>
    <style:style style:name="T96" style:family="text">
      <style:text-properties fo:font-style="normal" officeooo:rsid="002bdbb5" style:font-style-asian="normal" style:font-style-complex="normal"/>
    </style:style>
    <style:style style:name="T97" style:family="text">
      <style:text-properties fo:font-style="normal" officeooo:rsid="002f034b" style:font-style-asian="normal" style:font-style-complex="normal"/>
    </style:style>
    <style:style style:name="T98" style:family="text">
      <style:text-properties fo:font-style="normal" officeooo:rsid="00300316" style:font-style-asian="normal" style:font-style-complex="normal"/>
    </style:style>
    <style:style style:name="T99" style:family="text">
      <style:text-properties fo:font-style="normal" officeooo:rsid="003091a7" style:font-style-asian="normal" style:font-style-complex="normal"/>
    </style:style>
    <style:style style:name="T100" style:family="text">
      <style:text-properties fo:font-style="normal" officeooo:rsid="00322359" style:font-style-asian="normal" style:font-style-complex="normal"/>
    </style:style>
    <style:style style:name="T101" style:family="text">
      <style:text-properties fo:font-style="normal" officeooo:rsid="003333c2" style:font-style-asian="normal" style:font-style-complex="normal"/>
    </style:style>
    <style:style style:name="T102" style:family="text">
      <style:text-properties fo:font-style="normal" officeooo:rsid="008cb38f" style:font-style-asian="normal" style:font-style-complex="normal"/>
    </style:style>
    <style:style style:name="T103" style:family="text">
      <style:text-properties fo:font-style="normal" officeooo:rsid="008dfb3a" style:font-style-asian="normal" style:font-style-complex="normal"/>
    </style:style>
    <style:style style:name="T104" style:family="text">
      <style:text-properties fo:font-style="normal" officeooo:rsid="008f8b61" style:font-style-asian="normal" style:font-style-complex="normal"/>
    </style:style>
    <style:style style:name="T105" style:family="text">
      <style:text-properties fo:font-size="12pt" style:font-size-asian="12pt"/>
    </style:style>
    <style:style style:name="T106" style:family="text">
      <style:text-properties fo:font-size="12pt" fo:font-style="italic" style:font-size-asian="12pt" style:font-style-asian="italic" style:font-style-complex="italic"/>
    </style:style>
    <style:style style:name="T107" style:family="text">
      <style:text-properties officeooo:rsid="006e5296"/>
    </style:style>
    <style:style style:name="T108" style:family="text">
      <style:text-properties officeooo:rsid="007033ce"/>
    </style:style>
    <style:style style:name="T109" style:family="text">
      <style:text-properties officeooo:rsid="007272ec"/>
    </style:style>
    <style:style style:name="T110" style:family="text">
      <style:text-properties officeooo:rsid="007d0bca"/>
    </style:style>
    <style:style style:name="T111" style:family="text">
      <style:text-properties officeooo:rsid="007e2ece"/>
    </style:style>
    <style:style style:name="T112" style:family="text">
      <style:text-properties fo:language="sr" fo:country="RS"/>
    </style:style>
    <style:style style:name="T113" style:family="text">
      <style:text-properties fo:language="sr" fo:country="RS" fo:font-style="italic" style:font-style-asian="italic" style:font-style-complex="italic"/>
    </style:style>
    <style:style style:name="T114" style:family="text">
      <style:text-properties fo:language="sr" fo:country="RS" fo:font-style="italic" officeooo:rsid="00c22ba9" style:font-style-asian="italic" style:font-style-complex="italic"/>
    </style:style>
    <style:style style:name="T115" style:family="text">
      <style:text-properties fo:language="sr" fo:country="RS" officeooo:rsid="0009b4e7"/>
    </style:style>
    <style:style style:name="T116" style:family="text">
      <style:text-properties fo:language="sr" fo:country="RS" officeooo:rsid="000b029e"/>
    </style:style>
    <style:style style:name="T117" style:family="text">
      <style:text-properties fo:language="sr" fo:country="RS" officeooo:rsid="00c22ba9"/>
    </style:style>
    <style:style style:name="T118" style:family="text">
      <style:text-properties fo:language="sr" fo:country="RS" officeooo:rsid="00c41ba3"/>
    </style:style>
    <style:style style:name="T119" style:family="text">
      <style:text-properties officeooo:rsid="00847ef4"/>
    </style:style>
    <style:style style:name="T120" style:family="text">
      <style:text-properties officeooo:rsid="0088eb03"/>
    </style:style>
    <style:style style:name="T121" style:family="text">
      <style:text-properties officeooo:rsid="008b427b"/>
    </style:style>
    <style:style style:name="T122" style:family="text">
      <style:text-properties officeooo:rsid="008dfb3a"/>
    </style:style>
    <style:style style:name="T123" style:family="text">
      <style:text-properties officeooo:rsid="00ac22f2"/>
    </style:style>
    <style:style style:name="T124" style:family="text">
      <style:text-properties officeooo:rsid="00ae1c79"/>
    </style:style>
    <style:style style:name="T125" style:family="text">
      <style:text-properties officeooo:rsid="00af5fe5"/>
    </style:style>
    <style:style style:name="T126" style:family="text">
      <style:text-properties officeooo:rsid="00b08927"/>
    </style:style>
    <style:style style:name="T127" style:family="text">
      <style:text-properties officeooo:rsid="00b0cb43"/>
    </style:style>
    <style:style style:name="T128" style:family="text">
      <style:text-properties officeooo:rsid="00b1ba2e"/>
    </style:style>
    <style:style style:name="T129" style:family="text">
      <style:text-properties officeooo:rsid="00b2d5d4"/>
    </style:style>
    <style:style style:name="T130" style:family="text">
      <style:text-properties officeooo:rsid="00b2ed1a"/>
    </style:style>
    <style:style style:name="T131" style:family="text">
      <style:text-properties officeooo:rsid="00b3d359"/>
    </style:style>
    <style:style style:name="T132" style:family="text">
      <style:text-properties officeooo:rsid="00b43ced"/>
    </style:style>
    <style:style style:name="T133" style:family="text">
      <style:text-properties officeooo:rsid="00b5b026"/>
    </style:style>
    <style:style style:name="T134" style:family="text">
      <style:text-properties officeooo:rsid="00b62496"/>
    </style:style>
    <style:style style:name="T135" style:family="text">
      <style:text-properties officeooo:rsid="00b75f89"/>
    </style:style>
    <style:style style:name="T136" style:family="text">
      <style:text-properties officeooo:rsid="00b91346"/>
    </style:style>
    <style:style style:name="T137" style:family="text">
      <style:text-properties officeooo:rsid="00bac2b3"/>
    </style:style>
    <style:style style:name="T138" style:family="text">
      <style:text-properties officeooo:rsid="00bc21a8"/>
    </style:style>
    <style:style style:name="T139" style:family="text">
      <style:text-properties officeooo:rsid="00bf8765"/>
    </style:style>
    <style:style style:name="T140" style:family="text">
      <style:text-properties officeooo:rsid="00d382a0"/>
    </style:style>
    <style:style style:name="T141" style:family="text">
      <style:text-properties officeooo:rsid="00d4f080"/>
    </style:style>
    <style:style style:name="T142" style:family="text">
      <style:text-properties officeooo:rsid="00d5e4a9"/>
    </style:style>
    <style:style style:name="T1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officeooo:rsid="00cf5a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kcija <text:span text:style-name="T120">dijabetesa</text:span></text:p>
      <text:p text:style-name="P2"/>
      <text:p text:style-name="P3"><text:tab/>Ovaj dokument sadrži opis teme i definicije projekta kao i motivaciju za izabranu temu. <text:span text:style-name="T1">Nakon motivacije sledi poglavlje u kome je opisana relevantna literatura korišćena u izradi ovog projekta. </text:span><text:span text:style-name="T2">Zatim je dat opis skupa podataka kao i metodologija koja je primenjena. </text:span><text:span text:style-name="T3">Opisane su i metode evaluacije korišćene za testiranje rezultata. </text:span><text:span text:style-name="T4">Softver kao i plan izrade projekta su opisani u poslednja dva poglavlja.</text:span><text:span text:style-name="T6"> </text:span></text:p>
      <text:p text:style-name="P8"><text:tab/></text:p>
      <text:p text:style-name="P3"><text:span text:style-name="T7"><text:tab/>Tema projekta je </text:span><text:span text:style-name="T8">predikcija </text:span><text:span text:style-name="T10">dijabetesa</text:span><text:span text:style-name="T8"> (</text:span><text:a xlink:type="simple" xlink:href="https://www.kaggle.com/datasets/julnazz/diabetes-health-indicators-dataset/" text:style-name="Internet_20_link" text:visited-style-name="Visited_20_Internet_20_Link"><text:span text:style-name="T8">https://www.kaggle.com/datasets/julnazz/diabetes-health-indicators-dataset/</text:span></text:a><text:span text:style-name="T8"> ) . </text:span><text:span text:style-name="T9">Skup podataka je </text:span><text:span text:style-name="T10">kreiran od strane sistema za nadzor rizika u Sjedinjenim Američkim Državama 2021. godine, dok su ispitanici <text:s/>odrasle osobe starije od 18 godina. </text:span><text:span text:style-name="T11">236378 uzoraka i 21 obeležje je sadržano u ovom skupu podataka.</text:span></text:p>
      <text:p text:style-name="P9"/>
      <text:p text:style-name="P4"><text:span text:style-name="T9">D</text:span><text:span text:style-name="T5">efinicija projekta</text:span></text:p>
      <text:p text:style-name="P4"/>
      <text:p text:style-name="P6"><text:tab/>Predikcija<text:span text:style-name="T121"> </text:span><text:span text:style-name="T122">testa na dijabetes</text:span> <text:span text:style-name="T58">na osnovu podataka o </text:span><text:span text:style-name="T121">ispitanicima</text:span><text:span text:style-name="T58"> </text:span><text:span text:style-name="T59">koji mo</text:span><text:span text:style-name="T121">že</text:span><text:span text:style-name="T59"> biti</text:span><text:span text:style-name="T61"> </text:span><text:span text:style-name="T103">pozitivan</text:span><text:span text:style-name="T61">,</text:span><text:span text:style-name="T94"> </text:span><text:span text:style-name="T103">preddijabetično stanje</text:span><text:span text:style-name="T94"> i </text:span><text:span text:style-name="T104">negativan odnosno samo pozitivan prilikom trudnoće kod žena</text:span><text:span text:style-name="T61">. </text:span><text:span text:style-name="T95">Ideja ovog projekta je analizirati obeležja i odrediti ona koja imaju najveći uticaj na rezultate testa. Dodatno </text:span><text:span text:style-name="T96">cilj</text:span><text:span text:style-name="T95"> je i ispitati korelaciju između obeležja. </text:span><text:span text:style-name="T96">Objašnjenje odluka modela je bitan faktor u predviđanjima vezanim za medicinske testove, jer pored konačne odluke modela bitno je i objašnjenje kao i vizualizacija toga koje obeležje je koliko doprinelo finalnoj odluci modela.</text:span></text:p>
      <text:p text:style-name="P27"/>
      <text:p text:style-name="P5"><text:span text:style-name="T96">M</text:span><text:span text:style-name="T93">otivacija</text:span></text:p>
      <text:p text:style-name="P30"/>
      <text:p text:style-name="P7"><text:span text:style-name="T93"><text:tab/></text:span><text:span text:style-name="T97">Kako zdravstvo poseduje ograničene resurse i kapacitete neophodno je napraviti model koji će im olakšati </text:span><text:span text:style-name="T99">testiranja</text:span><text:span text:style-name="T97"> </text:span><text:span text:style-name="T98">i</text:span><text:span text:style-name="T97"> ubrzati rad. </text:span><text:span text:style-name="T99">Kreiranjem modela koji može ispravno da izvrši predikciju ranih faza nastanka </text:span><text:span text:style-name="T102">dijabetesa</text:span><text:span text:style-name="T99"> olakšao bi eventualno lečenje pacijenta kao i prevenciju pogoršanja njegovog stanja. </text:span><text:span text:style-name="T102">Podsticanjem istraživanja i inovacija</text:span><text:span text:style-name="T100"> bi se smanjila potreba za fizičkim testiranjem što bi dovelo do smanjenja </text:span><text:span text:style-name="T101">troškova</text:span><text:span text:style-name="T100">.</text:span></text:p>
      <text:p text:style-name="P28"><text:tab/></text:p>
      <text:p text:style-name="P29">Relevantna literatura</text:p>
      <text:p text:style-name="P38"/>
      <text:p text:style-name="P38"><text:tab/><text:span text:style-name="T105">[1] Aishwarya Mujumdar, Dr. Vaidehi V.(2019.) </text:span><text:span text:style-name="T106">Diabetes Prediction using Machine Learning Algorithms</text:span></text:p>
      <text:p text:style-name="P23"><text:a xlink:type="simple" xlink:href="https://www.sciencedirect.com/science/article/pii/S1877050920300557" text:style-name="Internet_20_link" text:visited-style-name="Visited_20_Internet_20_Link">https://www.sciencedirect.com/science/article/pii/S1877050920300557</text:a></text:p>
      <text:p text:style-name="P23"/>
      <text:p text:style-name="P10">Tema rada:<text:span text:style-name="T12"> </text:span><text:span text:style-name="T13">Unapređenje postojećeg skupa podataka dodavanjem novih obeležja koja su relevantna u predikciji dijabetesa, dobavljenih iz drugih skupova podataka koji su javno dostupni.</text:span><text:span text:style-name="T12"> </text:span><text:span text:style-name="T14">Testiranje raznih</text:span><text:span text:style-name="T12"> modela za binarnu klasifikaciju dijabetesa kod pacijenata </text:span><text:span text:style-name="T14">nad novoformiranom skupu podataka.</text:span></text:p>
      <text:p text:style-name="P11">Podaci: <text:span text:style-name="T12">Skup podatak se sastoji od 800 uzoraka i sledećih obeležja: broj trudnoća, nivo glukoze, krvni pritisak, debljina kože izražena u milimetrima, insulin, index telesne težine, starost, tip polsa (kancelarijski posao, terenski posao, rad u fabrici).</text:span></text:p>
      <text:p text:style-name="P11">Korišćeni algoritmi: <text:span text:style-name="T12">Logistička regresija, </text:span><text:span text:style-name="T72">Gradient Boost Classifier, LDA, AdaBoost Classifier, Extra Trees Classifier, Gaussian NB, Bagging, Random Forest, </text:span><text:span text:style-name="T73">KNN, Decision Tree, Perceptron, SVC</text:span><text:span text:style-name="T72">.</text:span></text:p>
      <text:p text:style-name="P12">Ostvareni rezultati: <text:span text:style-name="T15">Razvijeni model se pokazao kao vrlo efikasan u otkrivanju dijabetesa kod pacijenata, kao </text:span><text:span text:style-name="T16">i</text:span><text:span text:style-name="T15"> u detekciji </text:span><text:span text:style-name="T17">mogućnosti nastanka dijabetesa u narednih nekoliko godina</text:span><text:span text:style-name="T15">. </text:span><text:span text:style-name="T18">Kao najbolji model se pokazala Logistička Regresija. </text:span><text:span text:style-name="T19">Rezultati svakog pojedinačnog modela su evaluirani korišćenjem klasifikacionih metrika </text:span><text:span text:style-name="T35">kao što su f1 mera, preciznost i tačnost</text:span><text:span text:style-name="T19">. </text:span><text:span text:style-name="T36">Najbolja se pokazala Logistička Regresija koja ima tačnost od 96%, dok ostali navedeni algoritmi za tačnost imaju između 86 i 93 procenta.</text:span></text:p>
      <text:p text:style-name="P13"><text:soft-page-break/>Zaključak: <text:span text:style-name="T20">Dobijen je uvid u primenjene algoritme kao i njihove rezultate koje </text:span><text:span text:style-name="T22">će biti </text:span><text:span text:style-name="T20"><text:s/>primen</text:span><text:span text:style-name="T22">jeni</text:span><text:span text:style-name="T20"> </text:span><text:span text:style-name="T21">i</text:span><text:span text:style-name="T20"> testira</text:span><text:span text:style-name="T22">ni </text:span><text:span text:style-name="T20">na skupu podataka </text:span><text:span text:style-name="T21">i</text:span><text:span text:style-name="T20"> evaluirati korišćenjem klasifikacionih metrika koje su navedene u ovom radu. </text:span><text:span text:style-name="T22">Skup podataka korišćen u ovom projektu</text:span><text:span text:style-name="T21"> ne sadrži nedostajuće vrednosti pa neće biti potrebe za rukovanjem tim vrednostima, a dodatno će se izvršiti normalizacija obeležja. </text:span></text:p>
      <text:p text:style-name="P25"/>
      <text:p text:style-name="P13"><text:span text:style-name="T21"><text:tab/></text:span><text:span text:style-name="T23">[2] </text:span><text:span text:style-name="T38">Mohammad Mihrab Chowdhury, Ragib Shahariar Ayon, Md Sakhawat Hossain</text:span><text:span text:style-name="T23"> (202</text:span><text:span text:style-name="T38">3</text:span><text:span text:style-name="T23">.) </text:span><text:span text:style-name="T81">Diabetes Diagnosis through Machine Learning: Investigating Algorithms and Data Augmentation for Class Imbalanced BRFSS Dataset</text:span></text:p>
      <text:p text:style-name="P13"><text:a xlink:type="simple" xlink:href="https://www.medrxiv.org/content/10.1101/2023.10.18.23292250v1.full.pdf" text:style-name="Internet_20_link" text:visited-style-name="Visited_20_Internet_20_Link"><text:span text:style-name="T74">https://www.medrxiv.org/content/10.1101/2023.10.18.23292250v1.full.pdf</text:span></text:a><text:span text:style-name="T74"> </text:span></text:p>
      <text:p text:style-name="P35"/>
      <text:p text:style-name="P14">Tema rada: <text:span text:style-name="T12">Predikcija </text:span><text:span text:style-name="T39">dijabetesa korišćenjem metoda mašinskog učenja nad nebalansiranim skupom podataka</text:span><text:span text:style-name="T24">. </text:span><text:span text:style-name="T39">Akcenat ovog rada je na augmentaciji podataka u cilju poboljšanja efikasnosti algoritama mašinskog učenja.</text:span></text:p>
      <text:p text:style-name="P16">Podaci: <text:span text:style-name="T25">Skup podataka </text:span><text:span text:style-name="T26">koji je podeljen na trening i test skup u odnosu </text:span><text:span text:style-name="T39">8</text:span><text:span text:style-name="T26">0:</text:span><text:span text:style-name="T39">2</text:span><text:span text:style-name="T26">0 </text:span><text:span text:style-name="T25"><text:s/>sastoji</text:span><text:span text:style-name="T26"> se</text:span><text:span text:style-name="T25"> od sledećih obeležja: </text:span><text:span text:style-name="T40">Indeks telesne težine, Starost, Prihodi, Pušenje, Krvni pritisak, Holesterol, Srčano oboljenje, Asma, Oboljenje bubrega, Bračni status, Edukacija, Opšte zdravlje, Vežbanje, Artritis, Depresija, Konzumacija hrane i voća, Pol i Dijabetes kao zavisna promenljiva </text:span><text:span text:style-name="T75">.</text:span></text:p>
      <text:p text:style-name="P15">Korišćeni algoritmi: <text:span text:style-name="T82">Gradient Boosting</text:span><text:span text:style-name="T72">, Logistic Regression, Random Forest</text:span><text:span text:style-name="T12"> </text:span><text:span text:style-name="T80">i</text:span><text:span text:style-name="T12"> </text:span><text:span text:style-name="T41">AdaBoost</text:span><text:span text:style-name="T72">.</text:span></text:p>
      <text:p text:style-name="P17">Ostvareni rezultati: <text:span text:style-name="T41">Od svih isprobanih metoda za uzorkovanje podataka najbolje se pokazala metoda ENN, dok je model sa najboljim rezultatima u kombinaciji sa prethodno navedenom metodom </text:span><text:span text:style-name="T82">Gradien</text:span><text:span text:style-name="T83">t</text:span><text:span text:style-name="T82"> Boosting </text:span><text:span text:style-name="T41">sa preciznosti od 0.635, osetljivošću (eng. </text:span><text:span text:style-name="T82">Recall) </text:span><text:span text:style-name="T41">0.717 i tačnosti 0.703</text:span><text:span text:style-name="T37">.</text:span></text:p>
      <text:p text:style-name="P17">Zaključak: <text:span text:style-name="T27">U projektu će biti primenjen</text:span><text:span text:style-name="T42">a metoda uzorkovanja ENN. U radu će biti primenjeni gore navedeni algoritmi i testirani putem istih metrika</text:span><text:span text:style-name="T27">.</text:span><text:span text:style-name="T28"> Takođe će biti prikazana i matrica </text:span><text:span text:style-name="T30">konfuzije</text:span><text:span text:style-name="T28"> kako bi se dobio bolji uvid u performanse modela. </text:span><text:span text:style-name="T43">Za transformaciju kategoričkih obeležja koristiće se </text:span><text:span text:style-name="T84">OneHotEncoding </text:span><text:span text:style-name="T43">a za pronalazak optimalnih hiperparametara modela biće korišćena kros validacija sa 10 fold-ova.</text:span></text:p>
      <text:p text:style-name="P36"/>
      <text:p text:style-name="P15"><text:span text:style-name="T72"><text:tab/></text:span><text:span text:style-name="T29">[3] </text:span><text:span text:style-name="T44">Tanmoy Sarkar Pias, Yiqi Su, Xuxin Tang, Haohui Wang, Shahriar Faghani, Danfeng (Daphne) Yao</text:span><text:span text:style-name="T31">, </text:span><text:span text:style-name="T44">Virginia Tech, USA</text:span><text:span text:style-name="T31">(202</text:span><text:span text:style-name="T44">3</text:span><text:span text:style-name="T31">.) </text:span><text:span text:style-name="T85">Enhancing Fairness and Accuracy in T</text:span><text:span text:style-name="T86">y</text:span><text:span text:style-name="T85">pe 2 Diabetes Prediction through Data Resampling</text:span></text:p>
      <text:p text:style-name="P15"><text:a xlink:type="simple" xlink:href="https://www.medrxiv.org/content/10.1101/2023.05.02.23289405v2.full.pdf" text:style-name="Internet_20_link" text:visited-style-name="Visited_20_Internet_20_Link"><text:span text:style-name="T76">https://www.medrxiv.org/content/10.1101/2023.05.02.23289405v2.full.pdf</text:span></text:a><text:span text:style-name="T76"> </text:span></text:p>
      <text:p text:style-name="P37"/>
      <text:p text:style-name="P18">Tema rada: <text:span text:style-name="T45">Poboljšanje tačnosti prilikom predikcije dijabetesa tipa 2 preko uzorkovanja podataka</text:span><text:span text:style-name="T32">. </text:span><text:span text:style-name="T45">Ova studija istražuje efektivnost različitih strategija za balansiranje skupa podataka </text:span><office:annotation office:name="__Annotation__832_1218485852" loext:resolved="false"><dc:creator>Unknown Author</dc:creator><dc:date>2023-12-14T14:29:06.885636011</dc:date><text:p text:style-name="P42"><text:span text:style-name="T143">Dodato 1</text:span></text:p><text:p text:style-name="P42"><text:span text:style-name="T143"/></text:p></office:annotation><text:span text:style-name="T51">čime se poboljšava senzitivnost i tačnost modela za najmanje 52% i 15%. </text:span><text:span text:style-name="T52">Poboljšanja su konstantna za sva četiri testirana skupa podataka</text:span><text:span text:style-name="T53">(2015, 2017, 2019 i 2021. godine). </text:span><text:span text:style-name="T55">Kako bi se rešio problem nebalansiranosti koristi se kombinacija nasumičnog </text:span><text:span text:style-name="T91">undersampling-a i oversampling-a, </text:span><text:span text:style-name="T56">čime se smanjuje pristrasnost i povećava tačnost modela. </text:span><office:annotation-end office:name="__Annotation__832_1218485852"/></text:p>
      <text:p text:style-name="P19">Podaci: <text:span text:style-name="T46">Skup podataka se sastoji od 4 disjunktna skupa podataka iz sledećih godina: 2015, 2017, 2019 i 2021</text:span><text:span text:style-name="T77">, </text:span><text:span text:style-name="T46">nad kojima su se zasebno primenjivale metode mašinskog učenja. </text:span><text:span text:style-name="T47">Obeležja su ista kao u prethodno navedenom radu. </text:span><text:span text:style-name="T54"><office:annotation office:name="__Annotation__833_1218485852" loext:resolved="false"><dc:creator>Unknown Author</dc:creator><dc:date>2023-12-14T14:30:09.052372053</dc:date><text:p text:style-name="P42"><text:span text:style-name="T143">Dodato 2</text:span></text:p><text:p text:style-name="P42"><text:span text:style-name="T143"/></text:p></office:annotation></text:span><text:span text:style-name="T54">Skup podataka je veoma nebalansiran, jer sadrži značajno manje uzoraka manjinske klase(osobe sa dijabetesom) naspram većinske klase(osobe bez dijabetesa). </text:span><office:annotation-end office:name="__Annotation__833_1218485852"/></text:p>
      <text:p text:style-name="P20">Korišćeni algoritmi: <text:span text:style-name="T78">The Multila</text:span><text:span text:style-name="T87">y</text:span><text:span text:style-name="T78">er Perceptron, Random Forest </text:span><text:span text:style-name="T87">i Logistic Regression</text:span><text:span text:style-name="T78">.</text:span><text:span text:style-name="T144"><office:annotation office:name="__Annotation__834_1218485852" loext:resolved="false"><dc:creator>Unknown Author</dc:creator><dc:date>2023-12-14T14:30:28.919828624</dc:date><text:p text:style-name="P42"><text:span text:style-name="T143">Dodato 3</text:span></text:p><text:p text:style-name="P42"><text:span text:style-name="T143"/></text:p></office:annotation></text:span><text:span text:style-name="T57">Najbolje metode za uzorkovanje pokazale su se </text:span><text:span text:style-name="T92">SMOTE, </text:span><text:span text:style-name="T57">koji kreira sintetičke uzorke za manjinsku klasu interpolacijom između postojećih instanci I </text:span><text:span text:style-name="T92">ADASYN, </text:span><text:span text:style-name="T57">koji je sličan </text:span><text:span text:style-name="T92">SMOTE-u </text:span><text:span text:style-name="T57">ali generiše više sintetičkih uzoraka za instance koje se nalaze na granici odlučivanja.</text:span><office:annotation-end office:name="__Annotation__834_1218485852"/></text:p>
      <text:p text:style-name="P21">Ostvareni rezultati: <text:span text:style-name="T48">Svaki od gore pomenutih algoritama ostvario je slične rezultate </text:span><text:span text:style-name="T49">po metrikama kao što su osetljivost, f1 mera, preciznost, tačnost i ROC.</text:span><text:span text:style-name="T88">Multilayer Per</text:span><text:span text:style-name="T89">c</text:span><text:span text:style-name="T88">eptron</text:span><text:span text:style-name="T48"> je za nijansu </text:span><text:span text:style-name="T49">pružio</text:span><text:span text:style-name="T48"> bolje rezultate.</text:span></text:p>
      <text:p text:style-name="P22">Zaključak: <text:span text:style-name="T12">U projektu će biti primenjen</text:span><text:span text:style-name="T33"> </text:span><text:span text:style-name="T88">Multilayer Per</text:span><text:span text:style-name="T89">c</text:span><text:span text:style-name="T88">eptron</text:span><text:span text:style-name="T12">. </text:span><text:span text:style-name="T50">Takođe biće korišćene metode uzorkovanje kao što su </text:span><text:span text:style-name="T90">SMOTE i</text:span><text:span text:style-name="T50"> </text:span><text:span text:style-name="T90">ADASYN.</text:span></text:p>
      <text:p text:style-name="P36"><text:soft-page-break/></text:p>
      <text:p text:style-name="P36"/>
      <text:p text:style-name="P36"/>
      <text:p text:style-name="P36"/>
      <text:p text:style-name="P36"/>
      <text:p text:style-name="P36"/>
      <text:p text:style-name="P36"/>
      <text:p text:style-name="P36"/>
      <text:p text:style-name="P32">Skup podataka</text:p>
      <text:p text:style-name="P32"/>
      <text:p text:style-name="P26"><text:tab/><text:span text:style-name="T123">Skup podataka kreiran je uz pomoć sistema za nadzor bihevioralnih faktora rizika, koji pomoću telefonskih poziva prikuplja podatke vezane za zdravstvene rizike, hronična stanja i upotreb</text:span><text:span text:style-name="T124">u</text:span><text:span text:style-name="T123"> preventivnih sredstava za odrasle osobe starije od 18 godina</text:span><text:span text:style-name="T107">. </text:span><text:span text:style-name="T124">Ovaj sistem pruža uvid u zdravstvena stanja odraslih osoba u Sjedinjenim Američkim Državama jos od 1984. godine. </text:span><text:span text:style-name="T125">Dok je naš skup podataka koji je p</text:span><text:span text:style-name="T108">reuzet je sa popularnog sajta </text:span><text:span text:style-name="T62">Kaggle –</text:span><text:span text:style-name="T108"> </text:span><text:a xlink:type="simple" xlink:href="https://www.kaggle.com/datasets/prasad22/healthcare-dataset" text:style-name="Internet_20_link" text:visited-style-name="Visited_20_Internet_20_Link"><text:span text:style-name="T108">https://www.kaggle.com/datasets/prasad22/healthcare-dataset</text:span></text:a><text:span text:style-name="T108">, </text:span><text:span text:style-name="T125">dobijen prikupljanjem informacija iz 2021. godine</text:span><text:span text:style-name="T108">. </text:span><text:span text:style-name="T126">Skup podataka sastoji se od 236378 uzoraka i 21 obeležja.</text:span><text:span text:style-name="T108"> </text:span><text:span text:style-name="T127">Ciiljno obeležje (</text:span><text:span text:style-name="T63">Diabetes</text:span><text:span text:style-name="T127">) nad kojim se vrši klasifikacija ima moguće vrednosti 0 za osobe koje nemaju dijabetes ili žene koje su pozitivne u stanju trudnoće, 1 za preddijabetično stanje i 2 za osobe pozitivne na dijabetes</text:span><text:span text:style-name="T62">.</text:span><text:span text:style-name="T109">Na osnovu sledećih obeležja se vrši predikcija prethodno pomenutog, </text:span><text:span text:style-name="T128">visok pritisak, visok holesterol, provera holesterola, indeks telesne težine, pušenje, udar, srčano oboljenje ili srčani napad, fizička aktivnost, konzumacija voća, konzumacija povrća, visoka konzumacija alkohola, zdravstvena nega, odlaganje posete doktoru zbog nedostatka novca, opšte zdravlje, mentalno zdravlje, fizičko zdravlje, poteškoće prilikom šetanja ili penjanja uz stepenice, pol, startost, obrazovanje, prihodi.</text:span></text:p>
      <text:p text:style-name="P36"/>
      <text:p text:style-name="P31"/>
      <text:p text:style-name="P33">Metodologija</text:p>
      <text:p text:style-name="P33"/>
      <text:p text:style-name="P40"><text:tab/><text:span text:style-name="T110">Skup podataka nema nedostajućih vrednosti. </text:span><text:span text:style-name="T129">Kako bi se dobio bolji uvid u </text:span><text:span text:style-name="T130">pravilnosti, trendove i veze unutar skupa podataka</text:span><text:span text:style-name="T129"> , biće izvršena eksplorativna analiza podataka</text:span><text:span text:style-name="T110">. </text:span><text:span text:style-name="T140"><office:annotation office:name="__Annotation__871_1218485852" loext:resolved="false"><dc:creator>Unknown Author</dc:creator><dc:date>2023-12-14T14:39:06.148575097</dc:date><text:p text:style-name="P42"><text:span text:style-name="T143">Dodato 4</text:span></text:p><text:p text:style-name="P42"><text:span text:style-name="T143"/></text:p><text:p text:style-name="P42"><text:span text:style-name="T143"/></text:p></office:annotation></text:span><text:span text:style-name="T140">Posmatranjem </text:span><text:span text:style-name="T71">boxplot-</text:span><text:span text:style-name="T140">ova biće uočeni autlajeri koji će biti uklonjeni.</text:span><office:annotation-end office:name="__Annotation__871_1218485852"/><text:span text:style-name="T140"> </text:span><text:span text:style-name="T133">Dodatno b</text:span><text:span text:style-name="T111">iće izvršena </text:span><text:span text:style-name="T133">i </text:span><text:span text:style-name="T111">normalizacija podataka kako bi se sve vrednosi svele na istu skalu i time se model ne bi </text:span><text:span text:style-name="T119">previše </text:span><text:span text:style-name="T111">prilagodio nekom obeležju, obezbedilo bi se brže obučavanje nekih modela. </text:span></text:p>
      <text:p text:style-name="P40"><text:span text:style-name="T139"><text:tab/>Zbog velikog broja kategoričkih obeležja biće izvršena transformacija korišćenjem</text:span><text:span text:style-name="T70"> OneHotEncoding</text:span><text:span text:style-name="T139"> vektora.</text:span><text:span text:style-name="T111"> </text:span></text:p>
      <text:p text:style-name="P40"><text:span text:style-name="T134"><text:tab/>T</text:span><text:span text:style-name="T111">akođe normalizacija može pozitivno da utiče na performanse modela i čini </text:span><text:span text:style-name="T135">ga</text:span><text:span text:style-name="T111"> robusnijim na autlajere. </text:span></text:p>
      <text:p text:style-name="P40"><text:span text:style-name="T131"><text:tab/>Klase nad kojima se vrši predikcija nisu balansirane, klasa 0 sadrži 83% uzoraka, klasa 1 sadrži 14% dok klasa 2 sadrži 3% uzoraka. </text:span><text:span text:style-name="T132">Problem nebalansiranosti će biti rešen korišćenjem <text:s/>tehnika uzorkovanja kao što su</text:span><text:span text:style-name="T64"> ENN, </text:span><text:span text:style-name="T67">ADASYN</text:span><text:span text:style-name="T132"> </text:span><text:span text:style-name="T133">i</text:span><text:span text:style-name="T64"> SMOTE.</text:span><text:span text:style-name="T65"> </text:span></text:p>
      <text:p text:style-name="P40"><text:span text:style-name="T65"><text:tab/></text:span><text:span text:style-name="T136">Skup podataka će biti podeljen na trening i test skup o odnosu 80:20, </text:span><office:annotation office:name="__Annotation__896_1218485852" loext:resolved="false"><dc:creator>Unknown Author</dc:creator><dc:date>2023-12-14T14:40:23.454273310</dc:date><text:p text:style-name="P42"><text:span text:style-name="T143">Dodato 5</text:span></text:p><text:p text:style-name="P42"><text:span text:style-name="T143"/></text:p></office:annotation><text:span text:style-name="T141">gde će biti stratifikovana podela i time će biti održan isti udeo klasa</text:span><text:span text:style-name="T136">.</text:span><office:annotation-end office:name="__Annotation__896_1218485852"/><text:span text:style-name="T136"> </text:span><text:span text:style-name="T137">Pronalazak optimalnih hiperparametara će biti izvršen korišćenjem kros validacije sa 10 fold-ova. </text:span><text:span text:style-name="T142"><office:annotation office:name="__Annotation__942_1218485852" loext:resolved="false"><dc:creator>Unknown Author</dc:creator><dc:date>2023-12-14T14:45:21.572092174</dc:date><text:p text:style-name="P42"><text:span text:style-name="T143">Dodato 6</text:span></text:p></office:annotation></text:span><text:span text:style-name="T142">Tehnike rebalansiranja neće biti primenjene na validacioni fold niti na test skup, već isključivo na trening fold-ove.</text:span><office:annotation-end office:name="__Annotation__942_1218485852"/></text:p>
      <text:p text:style-name="P40"><text:span text:style-name="T137"><text:tab/> </text:span>U radu će biti primenjeni sledeći algoritmi: <text:span text:style-name="T68">KNN, </text:span><text:span text:style-name="T138">Gradient Boosting, AdaBoost</text:span><text:span text:style-name="T60">, Logistic Regression, Random Forest, Xgboost </text:span><text:span text:style-name="T69">i</text:span><text:span text:style-name="T66"> Multilayer Perceptron</text:span><text:span text:style-name="T60">. </text:span></text:p>
      <text:p text:style-name="P41"><text:span text:style-name="Default_20_Paragraph_20_Font"><text:span text:style-name="T113"><text:tab/></text:span></text:span><text:span text:style-name="Default_20_Paragraph_20_Font"><text:span text:style-name="T112">Takođe biće pokušana redukcija dimenzionalnosti, korišćenjem PCA </text:span></text:span><text:span text:style-name="Default_20_Paragraph_20_Font"><text:span text:style-name="T115">jer </text:span></text:span><text:span text:style-name="Default_20_Paragraph_20_Font"><text:span text:style-name="T116">omogućava izbacivanje nepotrebnih obeležja uz očuvanje</text:span></text:span><text:span text:style-name="Default_20_Paragraph_20_Font"><text:span text:style-name="T115"> varijabilnost podataka i omogućava formiranje jednostavnijih modela</text:span></text:span><text:span text:style-name="Default_20_Paragraph_20_Font"><text:span text:style-name="T112">. </text:span></text:span></text:p>
      <text:p text:style-name="P41"><text:span text:style-name="Default_20_Paragraph_20_Font"><text:span text:style-name="T117"><text:tab/></text:span></text:span><text:span text:style-name="Default_20_Paragraph_20_Font"><text:span text:style-name="T117">Pored klasifikacije biće vršeno i klasterovanje uz pomoć </text:span></text:span><text:span text:style-name="Default_20_Paragraph_20_Font"><text:span text:style-name="T114">K-means </text:span></text:span><text:span text:style-name="Default_20_Paragraph_20_Font"><text:span text:style-name="T117">algoritma. Broj klastera biće određen korišćenjem lakat metode. </text:span></text:span><text:span text:style-name="Default_20_Paragraph_20_Font"><text:span text:style-name="T118">Vizuelizacija rezultata klasterovanja biće predstavljena pomoću dijagrama rasipanja.</text:span></text:span></text:p>
      <text:p text:style-name="P36"><text:soft-page-break/></text:p>
      <text:p text:style-name="P36"/>
      <text:p text:style-name="P39">Metod evaluacije</text:p>
      <text:p text:style-name="P39"/>
      <text:p text:style-name="P15"><text:span text:style-name="T72"><text:tab/></text:span><text:span text:style-name="T34">Za trening skup će biti iskorišćeno 80% uzoraka, dok je za testiranje predviđeno 20%. Takođe će biti korišćena kros validacija sa 10 fold-ova kako bi se pronašli optimalni hiperparametri za odabrane algoritme. S obzirom da je u pitanju klasifikacioni problem rezultati modela biće evaluirani putem klasifikacionih metrika kao što su preciznost, tačnost, f1 mera i osetljivost. Kao metode za objašnjenje odluka modela biće primenjene </text:span><text:span text:style-name="T79">LIME i SHAP.</text:span></text:p>
      <text:p text:style-name="P36"/>
      <text:p text:style-name="P34">Tim</text:p>
      <text:p text:style-name="P34"/>
      <text:p text:style-name="P24"><text:tab/>Tim čine: Bogdan Blagojević E2 71/2023 i Nenad Joldić E2 97/20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2:43:34.292002620</meta:creation-date>
    <dc:date>2023-12-14T14:45:35.540366972</dc:date>
    <meta:editing-duration>P1DT9H24S</meta:editing-duration>
    <meta:editing-cycles>147</meta:editing-cycles>
    <meta:generator>LibreOffice/7.3.7.2$Linux_X86_64 LibreOffice_project/30$Build-2</meta:generator>
    <meta:document-statistic meta:table-count="0" meta:image-count="0" meta:object-count="0" meta:page-count="4" meta:paragraph-count="46" meta:word-count="1461" meta:character-count="10797" meta:non-whitespace-character-count="9342"/>
  </office:meta>
</office:document-meta>
</file>